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user-transformed="true">
          <draw:text-box>
            <text:p/>
            <text:p><text:s text:c="4"/>K-means</text:p>
            <text:p><text:s text:c="7"/></text:p>
            <text:p><text:s text:c="4"/>Latent Dirichlet allocation (LDA)</text:p>
            <text:p><text:s text:c="4"/>Bisecting k-means</text:p>
            <text:p><text:s text:c="3"/></text:p>
            <text:p><text:s text:c="4"/>Gaussian Mixture Model (GMM)</text:p>
            <text:p><text:s text:c="7"/></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K-means</text:p>
              </text:list-item>
              <text:list-item>
                <text:p/>
              </text:list-item>
              <text:list-item>
                <text:p>k-means is one of the most commonly used clustering algorithms that clusters the data points into a predefined number of clusters. The MLlib implementation includes a parallelized variant of the k-means++ method called kmeans||.</text:p>
              </text:list-item>
              <text:list-item>
                <text:p/>
              </text:list-item>
              <text:list-item>
                <text:p>KMeans is implemented as an Estimator and generates a KMeansModel as the base model.</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
              </text:list-item>
              <text:list-item>
                <text:p><text:s text:c="4"/>k is the number of desired clusters. Note that it is possible for fewer than k clusters to be returned, for example, if there are fewer than k distinct points to cluster.</text:p>
              </text:list-item>
              <text:list-item>
                <text:p><text:s text:c="4"/>maxIterations is the maximum number of iterations to run.</text:p>
              </text:list-item>
              <text:list-item>
                <text:p><text:s text:c="4"/>initializationMode specifies either random initialization or initialization via k-means||.</text:p>
              </text:list-item>
              <text:list-item>
                <text:p><text:s text:c="4"/>runs This param has no effect since Spark 2.0.0.</text:p>
              </text:list-item>
              <text:list-item>
                <text:p><text:s text:c="4"/>initializationSteps determines the number of steps in the k-means|| algorithm.</text:p>
              </text:list-item>
              <text:list-item>
                <text:p><text:s text:c="4"/>epsilon determines the distance threshold within which we consider k-means to have converged.</text:p>
              </text:list-item>
              <text:list-item>
                <text:p><text:s text:c="4"/>initialModel is an optional set of cluster centers used for initialization. If this parameter is supplied, only one run is performed.</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Latent Dirichlet allocation (LDA)</text:p>
              </text:list-item>
              <text:list-item>
                <text:p/>
              </text:list-item>
              <text:list-item>
                <text:p>LDA is implemented as an Estimator that supports both EMLDAOptimizer and OnlineLDAOptimizer, and generates a LDAModel as the base model. Expert users may cast a LDAModel generated by EMLDAOptimizer to a DistributedLDAModel if needed.</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
              </text:list-item>
              <text:list-item>
                <text:p><text:s text:c="4"/>k: Number of topics (i.e., cluster centers)</text:p>
              </text:list-item>
              <text:list-item>
                <text:p><text:s text:c="4"/>optimizer: Optimizer to use for learning the LDA model, either EMLDAOptimizer or OnlineLDAOptimizer</text:p>
              </text:list-item>
              <text:list-item>
                <text:p><text:s text:c="4"/>docConcentration: Dirichlet parameter for prior over documents’ distributions over topics. Larger values encourage smoother inferred distributions.</text:p>
              </text:list-item>
              <text:list-item>
                <text:p><text:s text:c="4"/>topicConcentration: Dirichlet parameter for prior over topics’ distributions over terms (words). Larger values encourage smoother inferred distributions.</text:p>
              </text:list-item>
              <text:list-item>
                <text:p><text:s text:c="4"/>maxIterations: Limit on the number of iterations.</text:p>
              </text:list-item>
              <text:list-item>
                <text:p><text:s text:c="4"/>checkpointInterval: If using checkpointing (set in the Spark configuration), this parameter specifies the frequency with which checkpoints will be created. If maxIterations is large, using checkpointing can help reduce shuffle file sizes on disk and help with failure recovery.</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Bisecting k-means</text:p>
              </text:list-item>
              <text:list-item>
                <text:p/>
              </text:list-item>
              <text:list-item>
                <text:p>Bisecting k-means is a kind of hierarchical clustering using a divisive (or “top-down”) approach: all observations start in one cluster, and splits are performed recursively as one moves down the hierarchy.</text:p>
              </text:list-item>
              <text:list-item>
                <text:p/>
              </text:list-item>
              <text:list-item>
                <text:p>Bisecting K-means can often be much faster than regular K-means, but it will generally produce a different clustering.</text:p>
              </text:list-item>
              <text:list-item>
                <text:p/>
              </text:list-item>
              <text:list-item>
                <text:p>BisectingKMeans is implemented as an Estimator and generates a BisectingKMeansModel as the base model.</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 Strategies for hierarchical clustering generally fall into two types:</text:p>
              </text:list-item>
              <text:list-item>
                <text:p/>
              </text:list-item>
              <text:list-item>
                <text:p><text:s text:c="4"/>Agglomerative: This is a “bottom up” approach: each observation starts in its own cluster, and pairs of clusters are merged as one moves up the hierarchy.</text:p>
              </text:list-item>
              <text:list-item>
                <text:p><text:s text:c="4"/>Divisive: This is a “top down” approach: all observations start in one cluster, and splits are performed recursively as one moves down the hierarchy.</text:p>
              </text:list-item>
              <text:list-item>
                <text:p/>
              </text:list-item>
              <text:list-item>
                <text:p>Bisecting k-means algorithm is a kind of divisive algorithms. The implementation in MLlib has the following parameters:</text:p>
              </text:list-item>
              <text:list-item>
                <text:p/>
              </text:list-item>
              <text:list-item>
                <text:p><text:s text:c="4"/>k: the desired number of leaf clusters (default: 4). The actual number could be smaller if there are no divisible leaf clusters.</text:p>
              </text:list-item>
              <text:list-item>
                <text:p><text:s text:c="4"/>maxIterations: the max number of k-means iterations to split clusters (default: 20)</text:p>
              </text:list-item>
              <text:list-item>
                <text:p><text:s text:c="4"/>minDivisibleClusterSize: the minimum number of points (if &gt;= 1.0) or the minimum proportion of points (if &lt; 1.0) of a divisible cluster (default: 1)</text:p>
              </text:list-item>
              <text:list-item>
                <text:p><text:s text:c="4"/>seed: a random seed (default: hash value of the class name)</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Streaming k-means</text:p>
              </text:list-item>
              <text:list-item>
                <text:p/>
              </text:list-item>
              <text:list-item>
                <text:p>When data arrive in a stream, we may want to estimate clusters dynamically, updating them as new data arrive. spark.mllib provides support for streaming k-means clustering, with parameters to control the decay (or “forgetfulness”) of the estimates. The algorithm uses a generalization of the mini-batch k-means update rule. For each batch of data, we assign all points to their nearest cluster, compute new cluster centers, then update each cluster using:</text:p>
              </text:list-item>
              <text:list-item>
                <text:p/>
              </text:list-item>
              <text:list-item>
                <text:p>ct+1=ctntα+xtmtntα+mt(1)</text:p>
              </text:list-item>
              <text:list-item>
                <text:p>nt+1=nt+mt(2)</text:p>
              </text:list-item>
              <text:list-item>
                <text:p/>
              </text:list-item>
              <text:list-item>
                <text:p>Where ct</text:p>
              </text:list-item>
              <text:list-item>
                <text:p>is the previous center for the cluster, nt is the number of points assigned to the cluster thus far, xt is the new cluster center from the current batch, and mt is the number of points added to the cluster in the current batch. The decay factor α can be used to ignore the past: with α=1 all data will be used from the beginning; with α=0 only the most recent data will be used. This is analogous to an exponentially-weighted moving average.</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A Gaussian Mixture Model represents a composite distribution whereby points are drawn from one of k Gaussian sub-distributions, each with its own probability. The spark.ml implementation uses the expectation-maximization algorithm to induce the maximum-likelihood model given a set of samples.</text:p>
              </text:list-item>
              <text:list-item>
                <text:p/>
              </text:list-item>
              <text:list-item>
                <text:p>GaussianMixture is implemented as an Estimator and generates a GaussianMixtureModel as the base model.</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
              </text:list-item>
              <text:list-item>
                <text:p><text:s text:c="4"/>k is the number of desired clusters.</text:p>
              </text:list-item>
              <text:list-item>
                <text:p><text:s text:c="4"/>convergenceTol is the maximum change in log-likelihood at which we consider convergence achieved.</text:p>
              </text:list-item>
              <text:list-item>
                <text:p><text:s text:c="4"/>maxIterations is the maximum number of iterations to perform without reaching convergence.</text:p>
              </text:list-item>
              <text:list-item>
                <text:p><text:s text:c="4"/>initialModel is an optional starting point from which to start the EM algorithm. If this parameter is omitted, a random starting point will be constructed from the data.</text:p>
              </text:list-item>
              <text:list-item>
                <text:p/>
              </text:list-item>
              <text:list-item>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18T17:56:13.296087632</meta:creation-date>
    <dc:date>2017-05-18T18:21:03.156959868</dc:date>
    <meta:editing-duration>PT14M39S</meta:editing-duration>
    <meta:editing-cycles>1</meta:editing-cycles>
    <meta:document-statistic meta:object-count="61"/>
    <meta:generator>LibreOffice/5.1.6.2$Linux_X86_64 LibreOffice_project/10m0$Build-2</meta:generator>
  </office:meta>
</office:document-meta>
</file>